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1cc2" officeooo:paragraph-rsid="00181cc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1cc2" officeooo:paragraph-rsid="00181cc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5462" officeooo:paragraph-rsid="0019546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844e" officeooo:paragraph-rsid="001a844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iderações finais</text:p>
      <text:p text:style-name="P2"/>
      <text:p text:style-name="P2">Poderiam ter sido feitos mais testes, os testes poderiam ter sido feitos junto com as funcionalidades</text:p>
      <text:p text:style-name="P2">Poderia ter tido um planejamento melhor com o levantamento das funcionalidades do jogo e a descrição dos requisitos.</text:p>
      <text:p text:style-name="P2">O código pode estar mais limpo e modularizado</text:p>
      <text:p text:style-name="P2">Os diagramas podem estar mais completos</text:p>
      <text:p text:style-name="P3">O jogo poderia ter sido pensado melhor com mais detalhes em fases e animações</text:p>
      <text:p text:style-name="P3"/>
      <text:p text:style-name="P4">Poderiam ter sido coletados mais dados, e poderia ter se desenhado um processo do jogo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2:13:49.707711053</meta:creation-date>
    <dc:date>2019-05-13T08:13:49.904259356</dc:date>
    <meta:editing-duration>PT3M21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7" meta:word-count="79" meta:character-count="484" meta:non-whitespace-character-count="412"/>
  </office:meta>
</office:document-meta>
</file>